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left="-0.005cm" fo:margin-right="0cm" fo:margin-top="0cm" fo:margin-bottom="0.212cm" fo:line-height="120%" fo:text-indent="0cm" style:auto-text-indent="false"/>
    </style:style>
    <style:style style:name="P2" style:family="paragraph" style:parent-style-name="Standard" style:list-style-name="WW8Num1">
      <style:paragraph-properties fo:margin-left="-0.005cm" fo:margin-right="0cm" fo:margin-top="0cm" fo:margin-bottom="0.212cm" fo:line-height="120%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Utilizza il file <text:span text:style-name="T1">lista</text:span> come origine dei dati della stampa unione per creare una serie di buste, formato Italiano (110x220).<text:line-break/>Inserisci nello spazio per il destinatario il seguente testo:<text:line-break/><text:tab/>«Nome» «Cognome»<text:line-break/><text:tab/>«Indirizzo»<text:line-break/><text:tab/>«CAP» «Città» <text:span text:style-name="T1">«Provincia»</text:span><text:line-break/>Fare in modo che appaia il testo "<text:span text:style-name="T2">Egregio</text:span>" se il campo sesso è uguale a M e "<text:span text:style-name="T2">Gentile</text:span>" altrimenti.<text:line-break/>Unire in un nuovo documento, con nome <text:span text:style-name="T1">buste.doc</text:span>, in modo che le buste siano ordinate in base a CAP e in base a Cognome.<text:line-break/>Salvare il file di preparazione con il nome <text:span text:style-name="T1">prep.doc</text:span>.</text:p>
        </text:list-item>
        <text:list-item>
          <text:p text:style-name="P2">Aprire il documento <text:span text:style-name="T1">Array.doc</text:span><text:line-break/>Modifica lo stile di paragrafo <text:span text:style-name="T2">Perl</text:span> in modo che abbia un bordo grigio.</text:p>
        </text:list-item>
        <text:list-item>
          <text:p text:style-name="P2">Seleziona il primo paragrafo della pagina 1 e applica i seguenti effetti di testo: Monotype Corsiva, 22 pt, Ombreggiato, Maiuscoletto.</text:p>
        </text:list-item>
        <text:list-item>
          <text:p text:style-name="P2">Selezionare l'indirizzo <text:span text:style-name="T1">http://www.oilproject.org</text:span> e aggiungere il seguente commento: "<text:span text:style-name="T2">Open Informatics Lessons</text:span>".</text:p>
        </text:list-item>
        <text:list-item>
          <text:p text:style-name="P2">Dopo la scritta "<text:span text:style-name="T1">gnixmail@gmail.com</text:span>" aggiungere una nota a piè di pagina: "<text:span text:style-name="T2">Politecnico di Milano</text:span>".<text:line-break/>La nota deve dovrà avere il formato "i".</text:p>
        </text:list-item>
        <text:list-item>
          <text:p text:style-name="P2">Seleziona i paragrafi da "<text:span text:style-name="T2">Bisogna</text:span> <text:span text:style-name="T2">sapere che le variabili</text:span>" a "<text:span text:style-name="T2">documento (Array e Hash).</text:span>" e mettili su due colonne.<text:line-break/>Fare in modo che il testo "<text:span text:style-name="T2">Ecco cosa viene generato durante l'esecuzione:</text:span>" sia nella seconda colonna.</text:p>
        </text:list-item>
        <text:list-item>
          <text:p text:style-name="P2">Sotto la scritta <text:span text:style-name="T2">“&gt; Indice”</text:span> aggiungere il sommario del documento con formato <text:span text:style-name="T1">Classico</text:span>.</text:p>
        </text:list-item>
        <text:list-item>
          <text:p text:style-name="P2">Inserire nell'intestazione di pagina, a destra, la data di creazione del documento nel seguente formato: <text:span text:style-name="T1">MMMM yyyy</text:span>.<text:line-break/>Visualizza le proprietà del documento e cambia il titolo in: "<text:span text:style-name="T2">Vettori, dizionari e operatori tra stringhe</text:span>".<text:line-break/>Aggiorna tutti i campi nell'intestazione.</text:p>
        </text:list-item>
        <text:list-item>
          <text:p text:style-name="P2">Segnare tutte le seguenti voci di glossario: <text:span text:style-name="T1">array</text:span>, <text:span text:style-name="T1">hash</text:span>, <text:span text:style-name="T1">stringhe</text:span>.<text:line-break/>Inserire il glossario in fondo al documento.</text:p>
        </text:list-item>
        <text:list-item>
          <text:p text:style-name="P2">Registra una macro dal nome <text:span text:style-name="T1">revisione</text:span> che abiliti il tracciamento delle revisioni (proteggi il documento con password <text:span text:style-name="T2">miotesto</text:span>).</text:p>
        </text:list-item>
        <text:list-item>
          <text:p text:style-name="P2">Per i paragrafi compresi tra il testo "<text:span text:style-name="T2">\n Newline</text:span>" e "<text:span text:style-name="T2">\E Termina l'effetto di \U, \L oppure \Q</text:span>" trasformali in una tabella con 2 colonne e 18 righe.</text:p>
        </text:list-item>
        <text:list-item>
          <text:p text:style-name="P2">Passa alla visualizzazione <text:span text:style-name="T2">Struttura</text:span>.<text:line-break/>Crea tre documenti secondari per i testi con titolo: <text:span text:style-name="T1">Numeri</text:span>, <text:span text:style-name="T1">Stringhe</text:span>, <text:span text:style-name="T1">Confronti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T1" style:family="text">
      <style:text-properties style:text-outline="true" style:font-name="Comic Sans MS" fo:font-size="16pt" fo:font-weight="bold" style:font-size-asian="16pt" style:font-weight-asian="bold" style:font-size-complex="16pt"/>
    </style: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1.49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3cm" fo:margin-bottom="0.654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SIMULAZIONE 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SIMULAZIONE 5</dc:title>
    <meta:initial-creator>Marco</meta:initial-creator>
    <meta:creation-date>2006-05-21T22:34:00</meta:creation-date>
    <dc:creator>Marco Caresia</dc:creator>
    <dc:date>2006-07-19T20:39:39</dc:date>
    <dc:language>it-IT</dc:language>
    <meta:editing-cycles>3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325" meta:character-count="2087"/>
  </office:meta>
</office:document-meta>
</file>